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3.00pt" fo:font-weight="bold" style:text-underline-mode="continuous" style:text-underline-type="single" style:text-underline-style="solid" style:text-underline-width="normal" fo:font-family="Segoe-UI" style:font-family-asian="Segoe-UI" style:font-family-complex="Segoe-UI" fo:background-color="transparent" fo:color="#64676e"/>
    </style:style>
    <style:style style:name="T2" style:family="text">
      <style:text-properties fo:font-size="13.00pt" fo:font-weight="normal" fo:font-family="Segoe-UI" style:font-family-asian="Segoe-UI" style:font-family-complex="Segoe-UI" fo:background-color="transparent" fo:color="#64676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12.00pt" fo:font-weight="normal" style:text-underline-mode="continuous" style:text-underline-type="single" style:text-underline-style="solid" style:text-underline-width="normal" fo:font-family="Calibri" style:font-family-asian="Calibri" style:font-family-complex="Calibri" fo:background-color="transparent" style:use-window-font-color="true"/>
    </style:style>
    <style:style style:name="T5" style:family="text">
      <style:text-properties fo:font-size="11.00pt" fo:font-weight="normal" fo:font-family="Calibri" style:font-family-asian="Calibri" style:font-family-complex="Calibri"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5.00%" fo:text-align="center" fo:margin-bottom="8.00pt"/>
    </style:style>
    <style:style style:name="P2" style:family="paragraph">
      <style:paragraph-properties fo:line-height="105.00%" fo:text-align="justify" fo:margin-bottom="8.00pt"/>
    </style:style>
    <style:style style:name="P3" style:family="paragraph">
      <style:paragraph-properties fo:line-height="105.00%" fo:text-align="left" fo:margin-bottom="8.00pt"/>
    </style:style>
    <style:style style:name="P4" style:family="paragraph">
      <style:paragraph-properties fo:line-height="105.00%" fo:text-align="justify" fo:margin-bottom="8.00pt"/>
    </style:style>
    <style:style style:name="P5" style:family="paragraph">
      <style:paragraph-properties fo:line-height="105.00%" fo:text-align="left" fo:margin-bottom="8.00pt"/>
    </style:style>
  </office:automatic-styles>
  <office:body>
    <office:text>
      <text:p text:style-name="P1"><text:span text:style-name="T1">Le projet et le cadre du projet</text:span></text:p>
      <text:p text:style-name="P2"><text:span text:style-name="T2"><text:line-break/></text:span><text:span text:style-name="T3"><text:line-break/>Le projet consiste à créer une plateforme d’externalisation de tache dédiée à la communauté française afin de permettre à des entreprises locales ou des particuliers de léguer les différentes tâches qu’ils ne sont pas en mesure de gérer a des tiers. Le principe d’une plateforme d’externalisation est de proposer des tâches simples à accomplir et d’être payé une fois le travail fini.</text:span></text:p>
      <text:p text:style-name="P2"><text:span text:style-name="T3">Ceci est un avantage considérable pour une entreprise, ils peuvent fragmenter différentes tâches d’un projet et les confier à plusieurs personnes et de rassembler les tous pour avoir un rendu final. Cela permettra au participant du projet de gagner de l’argent et aussi une réelle expérience. La plateforme avant est mise place pour aider les développeurs du pays a trouvé des missions et de mettre en pratique leur connaissance sur des projets captivent. </text:span></text:p>
      <text:p text:style-name="P2"><text:span text:style-name="T3">Les utilisateurs de plateforme doivent pouvoir publier des missions en saisissant le prix ainsi que la description de la tâche à accomplir la durée de la tâche en tenant compte de la complexité de celle-ci.</text:span></text:p>
      <text:p text:style-name="P3"><text:span text:style-name="T4">Etude de la concurrence </text:span></text:p>
      <text:p text:style-name="P4"><text:span text:style-name="T5">La plupart des sites existentiels reposent sur le même principe le particulier ou l’entreprise désirant effectue une tâche propose une tache qui est facilement contestable par les personnes désirant travailler sur ce projet, c’est-à-dire les freelances. Cela est dû au fait qu’une seule personne s’engage à faire la totalité d’un projet et le temps qu’il y consacrera ne sera pas convenable par rapport au prix proposé par l’auteur de l’annonce alors que si les taches sont fragmentées chacun pourra participer au projet même si la tâche à faire nécessite une quinzaine de minutes.</text:span></text:p>
      <text:p text:style-name="P5"><text:span text:style-name="T6"/></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